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(EURO)</text:p>
          </table:table-cell>
          <table:table-cell table:style-name="ce1" office:value-type="string" calcext:value-type="string">
            <text:p>Value(TOTAL)</text:p>
          </table:table-cell>
          <table:table-cell table:style-name="ce1" office:value-type="string" calcext:value-type="string">
            <text:p>ur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edstudio</text:p>
          </table:table-cell>
          <table:table-cell table:style-name="ce3" office:value-type="string" calcext:value-type="string">
            <text:p>Grove-Digital Temmperature and humidity sensor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currency" office:currency="EUR" office:value="7.7" calcext:value-type="currency">
            <text:p>7.70 €</text:p>
          </table:table-cell>
          <table:table-cell table:style-name="ce6" table:number-matrix-columns-spanned="1" table:number-matrix-rows-spanned="6" table:formula="of:=[.C2:.C7] * [.D2:.D7]" office:value-type="currency" office:currency="EUR" office:value="7.7" calcext:value-type="currency">
            <text:p>7.70 €</text:p>
          </table:table-cell>
          <table:table-cell table:style-name="ce9" office:value-type="string" calcext:value-type="string">
            <text:p><text:a xlink:href="https://www.seeedstudio.com/Grove-Temperature%26Humidity-Sensor-(High-Accuracy-%26-Mini)-p-1921.html" xlink:type="simple">https://www.seeedstudio.com/Grove-Temperature%26Humidity-Sensor-(High-Accuracy-%26-Mini)-p-1921.html</text:a>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string" calcext:value-type="string">
            <text:p>Grove-Digital Light sensor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currency" office:currency="EUR" office:value="8.97" calcext:value-type="currency">
            <text:p>8.97 €</text:p>
          </table:table-cell>
          <table:table-cell table:style-name="ce6" office:value-type="currency" office:currency="EUR" office:value="8.97" calcext:value-type="currency">
            <text:p>8.97 €</text:p>
          </table:table-cell>
          <table:table-cell table:style-name="ce9" office:value-type="string" calcext:value-type="string">
            <text:p><text:a xlink:href="https://www.seeedstudio.com/Grove-Digital-Light-Sensor-p-1281.html" xlink:type="simple">https://www.seeedstudio.com/Grove-Digital-Light-Sensor-p-1281.html</text:a>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Grove Pir Sensor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currency" office:currency="EUR" office:value="8.09" calcext:value-type="currency">
            <text:p>8.09 €</text:p>
          </table:table-cell>
          <table:table-cell table:style-name="ce6" office:value-type="currency" office:currency="EUR" office:value="8.09" calcext:value-type="currency">
            <text:p>8.09 €</text:p>
          </table:table-cell>
          <table:table-cell table:style-name="ce4" office:value-type="string" calcext:value-type="string">
            <text:p>https://www.seeedstudio.com/Grove-PIR-Motion-Sensor-p-802.html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Grove-Loudness Sensor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currency" office:currency="EUR" office:value="5.54" calcext:value-type="currency">
            <text:p>5.54 €</text:p>
          </table:table-cell>
          <table:table-cell table:style-name="ce8" office:value-type="currency" office:currency="EUR" office:value="5.54" calcext:value-type="currency">
            <text:p>5.54 €</text:p>
          </table:table-cell>
          <table:table-cell table:style-name="ce10" office:value-type="string" calcext:value-type="string">
            <text:p><text:a xlink:href="https://www.seeedstudio.com/Grove-Loudness-Sensor-p-1382.html" xlink:type="simple">https://www.seeedstudio.com/Grove-Loudness-Sensor-p-1382.html</text:a>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GrovePi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currency" office:currency="EUR" office:value="27.26" calcext:value-type="currency">
            <text:p>27.26 €</text:p>
          </table:table-cell>
          <table:table-cell table:style-name="ce6" office:value-type="currency" office:currency="EUR" office:value="27.26" calcext:value-type="currency">
            <text:p>27.26 €</text:p>
          </table:table-cell>
          <table:table-cell table:style-name="ce4" office:value-type="string" calcext:value-type="string">
            <text:p>https://www.seeedstudio.com/Grove-Sound-Sensor-p-752.html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aspberrt Pi 3 Model B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currency" office:currency="EUR" office:value="37.53" calcext:value-type="currency">
            <text:p>37.53 €</text:p>
          </table:table-cell>
          <table:table-cell table:style-name="ce8" office:value-type="currency" office:currency="EUR" office:value="37.53" calcext:value-type="currency">
            <text:p>37.53 €</text:p>
          </table:table-cell>
          <table:table-cell table:style-name="ce10" office:value-type="string" calcext:value-type="string">
            <text:p><text:a xlink:href="https://www.seeedstudio.com/Raspberry-Pi-3-Model-B-p-2625.html" xlink:type="simple">https://www.seeedstudio.com/Raspberry-Pi-3-Model-B-p-2625.html</text:a>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OTAL</text:p>
            <text:p/>
          </table:table-cell>
          <table:table-cell table:number-columns-repeated="2"/>
          <table:table-cell table:style-name="ce8" table:formula="of:=SUM([.E2:.E7])" office:value-type="currency" office:currency="EUR" office:value="95.09" calcext:value-type="currency">
            <text:p>95.09 €</text:p>
          </table:table-cell>
          <table:table-cell table:number-columns-repeated="101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7:04:14.940862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document-statistic meta:table-count="1" meta:cell-count="39" meta:object-count="0"/>
  </office:meta>
</office:document-meta>
</file>